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5" office:value-type="string">
            <text:p><text:a xlink:href="http://www.bahamas.gov.bs/marineresources">http://www.bahamas.gov.bs/marineresources</text:a>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FIRMSVIEWER</text:p>
          </table:table-cell>
          <table:table-cell office:value-type="string">
            <text:p>true</text:p>
          </table:table-cell>
          <table:table-cell office:value-type="date" office:date-value="2015-10-01">
            <text:p>01/10/2015</text:p>
          </table:table-cell>
          <table:table-cell office:value-type="date" office:date-value="2016-10-01">
            <text:p>01/10/2016</text:p>
          </table:table-cell>
          <table:table-cell office:value-type="string">
            <text:p>Expert SIG / R / Cartographie web. Design et développement du &lt;a href="http://firms.fao.org/firms/stocks-fisheries-map-viewer" target="_blank"&gt;portail cartographique de stocks et pêcheries&lt;/a&gt; pour le système d'information FIRMS (Fishery Resources Monitoring System). &lt;em&gt;Mission de consultant international FAO&lt;/em&gt;</text:p>
          </table:table-cell>
          <table:table-cell office:value-type="string">
            <text:p>GIS / R / Web-mapping expert. Design and Implementation of the &lt;a href="http://firms.fao.org/firms/stocks-fisheries-map-viewer" target="_blank"&gt; Stocks and Fisheries map viewer&lt;/a&gt; for the FIRMS Information System (Fishery Resources Monitoring System). &lt;em&gt;FAO International Consultant Mission&lt;/em&gt;</text:p>
          </table:table-cell>
          <table:table-cell office:value-type="string">
            <text:p>Experto SIG / R / Cartografía web. Diseño y desarrollo del &lt;a href="http://firms.fao.org/firms/stocks-fisheries-map-viewer" target="_blank"&gt;portal cartográfico de stocks y pesquerías&lt;/a&gt; para el sistema de información FIRMS (Fishery Resources Monitoring System)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AAPS</text:p>
          </table:table-cell>
          <table:table-cell office:value-type="string">
            <text:p>true</text:p>
          </table:table-cell>
          <table:table-cell office:value-type="date" office:date-value="2017-05-01">
            <text:p>01/05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 R/SIG. Assistance technique pour la mise en place de traitements R de création/publication de fiches de métadonnées ISO/OGC et leur données géographiques associées par le biais de services OGC (CSW, WFS/WMS), facilité pa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n soutien au système de production d'atlas d'aquaculture (AAPS), en collaboration avec CLS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/GIS Expert, Technical support to the implementation of R business processes for the creation/publication of ISO/OGC metadata sheets and associated geospatial data resources through OGC Web-Services (CSW, WFS/WMS) powered by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in support to the Aquaculture Atlas Production System (AAPS) Virtual Research Environment, en collaboration avec CLS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/SIG. Asistencia técnica para la puesta en marcha de tratamientos R de creación/publicación de fichas de metadatos ISO/OGC y sus datos geográficos asociados mediante servicios OGC (CSW, WFS/WMS), facilitado por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, en apoyo al sistema de producción de atlas de acuacultivo (AAPS), en colaboración con CLS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cls</text:p>
          </table:table-cell>
          <table:table-cell office:value-type="string">
            <text:p>CLS – Collectes Localisation Satellites</text:p>
          </table:table-cell>
          <table:table-cell office:value-type="string">
            <text:p>https://www.cls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CNRS_RGEO</text:p>
          </table:table-cell>
          <table:table-cell office:value-type="string">
            <text:p>true</text:p>
          </table:table-cell>
          <table:table-cell office:value-type="date" office:date-value="2018-09-16">
            <text:p>16/09/2018</text:p>
          </table:table-cell>
          <table:table-cell office:value-type="date" office:date-value="2018-09-19">
            <text:p>19/09/2018</text:p>
          </table:table-cell>
          <table:table-cell office:value-type="string">
            <text:p>Expert R, Atelier sur la gestion de métadonnées avec R (CNRS, La Rochelle - France). Introduction aux librairies R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</text:p>
          </table:table-cell>
          <table:table-cell office:value-type="string">
            <text:p>R Expert, Workshop on metadata management with R (CNRS, La Rochelle - France). Introduction to R packages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</text:p>
          </table:table-cell>
          <table:table-cell office:value-type="string">
            <text:p>Experto R, Taller sobre el manejo de metadatos con R (CNRS, La Rochelle - Francia). Introducción a los paquetes R &lt;b&gt;&lt;a href="http://github.com/eblondel/geometa" target="_blank"&gt;geometa&lt;/a&gt;&lt;/b&gt;, &lt;b&gt;&lt;a href="http://github.com/eblondel/geonapi" target="_blank"&gt;geonapi&lt;/a&gt;&lt;/b&gt;, &lt;b&gt;&lt;a href="http://github.com/eblondel/ows4R" target="_blank"&gt;ows4R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office:value-type="string">
            <text:p>cnrs-za</text:p>
          </table:table-cell>
          <table:table-cell office:value-type="string">
            <text:p>Zones Ateliers</text:p>
          </table:table-cell>
          <table:table-cell office:value-type="string">
            <text:p>http://www.za-inee.org/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26/09/2018</text:date>, <text:time>16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8-09-26T16:27:41.98</dc:date>
    <meta:editing-cycles>44</meta:editing-cycles>
    <meta:editing-duration>PT10H51M14S</meta:editing-duration>
    <meta:document-statistic meta:table-count="1" meta:cell-count="246" meta:object-count="0"/>
  </office:meta>
</office:document-meta>
</file>